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6.537cm"/>
    </style:style>
    <style:style style:name="co7" style:family="table-column">
      <style:table-column-properties fo:break-before="auto" style:column-width="6.264cm"/>
    </style:style>
    <style:style style:name="co8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2" style:family="table-cell" style:parent-style-name="Default" style:data-style-name="N0">
      <style:table-cell-properties fo:wrap-option="wrap" style:vertical-align="middle"/>
      <style:text-properties style:font-name="Noto Sans CJK KR" fo:font-size="11pt" style:font-name-asian="Noto Sans CJK KR" style:font-size-asian="11pt" style:font-name-complex="Noto Sans CJK KR" style:font-size-complex="11pt"/>
    </style:style>
    <style:style style:name="ce5" style:family="table-cell" style:parent-style-name="Default" style:data-style-name="N0">
      <style:table-cell-properties fo:background-color="#ffff00" fo:wrap-option="wrap" style:vertical-align="middle"/>
      <style:text-properties style:font-name="맑은 고딕1" fo:font-size="11pt" style:font-name-asian="맑은 고딕3" style:font-size-asian="11pt" style:font-name-complex="맑은 고딕3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맑은 고딕" fo:font-size="10pt" style:font-name-asian="맑은 고딕" style:font-size-asian="10pt" style:font-name-complex="맑은 고딕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5" office:value-type="string" calcext:value-type="string">
            <text:p>파라미터</text:p>
          </table:table-cell>
          <table:table-cell table:style-name="ce1" office:value-type="string" calcext:value-type="string">
            <text:p>반환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갤러리 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dis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4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KR" svg:font-family="'Noto Sans CJK KR'"/>
    <style:font-face style:name="맑은 고딕" svg:font-family="'맑은 고딕', 'Noto Sans KR', 돋움, 돋움체, 굴림, 굴림체, 'Courier New'" style:font-family-generic="modern" style:font-pitch="fixed"/>
    <style:font-face style:name="맑은 고딕1" svg:font-family="'맑은 고딕'" style:font-family-generic="modern"/>
    <style:font-face style:name="맑은 고딕2" svg:font-family="'맑은 고딕'" style:font-family-generic="system" style:font-pitch="variable"/>
    <style:font-face style:name="맑은 고딕3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02:50:34.4815378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1T03:17:18.488469000</dc:date>
    <meta:editing-cycles>51</meta:editing-cycles>
    <meta:editing-duration>PT6H43M16S</meta:editing-duration>
    <meta:document-statistic meta:table-count="1" meta:cell-count="117" meta:object-count="0"/>
  </office:meta>
</office:document-meta>
</file>